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2" style:family="table-row">
      <style:table-row-properties style:min-row-height="1.2576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6.9244in" style:type="right"/>
          <style:tab-stop style:position="6.9252in"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amming Languages: Principles and Paradigms</text:p>
      <text:p text:style-name="P2">Chapter 1</text:p>
      <text:p text:style-name="P2">Exercises 1-4, 10</text:p>
      <text:p text:style-name="P2"/>
      <text:p text:style-name="P2">1.1</text:p>
      <text:p text:style-name="P2"><text:span text:style-name="T2">(a) </text:span><text:span text:style-name="T4">Eiffel is object oriented and has static/strong typing. The language has influenced Java, C#, Ruby, and others. Readability is important. There is an “Eiffel programming method,” based on a set of programming principles. It was influenced by Ada, Simula, and Z and was released in 1986. Eiffel discourages procedural code and encourages declarative statements. Programs are collections of classes, called 'clusters.'</text:span></text:p>
      <text:p text:style-name="P4"><text:span text:style-name="T5">(b)</text:span><text:span text:style-name="T4"> Perl supports several programming paradigms – procedural, OO, functional – and uses an interpreter. It emphasizes practicality over elegance, and was originally developed for manipulating text. It derives broadly from C, and has in turn influenced Python, PHP, Ruby, and others. Perl's main goal is to make “efficient use of expensive programmers” rather than “efficient use of expensive hardware.” Perl uses “subroutines” rather than “functions.” It was released in 1987.</text:span></text:p>
      <text:p text:style-name="P5">(c)<text:span text:style-name="T4"> Python emphasizes very clear syntax and can be imperative or object-oriented (as well as other paradigms, to a lesser extent). It uses whitespace as delimiters. It is dynamically typed. It favors sparse, uncluttered grammar. It was released in 1991.</text:span></text:p>
      <text:p text:style-name="P6"/>
      <text:p text:style-name="P7">1.2</text:p>
      <text:p text:style-name="P7">Unreadable C:</text:p>
      <text:p text:style-name="P6"><text:tab/>int main() {</text:p>
      <text:p text:style-name="P6"><text:tab/><text:tab/>int x = 4, y = 6, z; (y &lt; 10) ? ((x &gt; 4) ? ((x == y) ? z = 5 : z = 1) : z = 99) : z = 2; return 0;</text:p>
      <text:p text:style-name="P6"><text:tab/>}<text:tab/></text:p>
      <text:p text:style-name="P7">More readable:</text:p>
      <text:p text:style-name="P6"><text:tab/>int main() {</text:p>
      <text:p text:style-name="P6"><text:tab/><text:tab/>int x = 4;</text:p>
      <text:p text:style-name="P6"><text:tab/><text:tab/>int y = 6;</text:p>
      <text:p text:style-name="P6"><text:tab/><text:tab/>int z;</text:p>
      <text:p text:style-name="P6"><text:tab/><text:tab/>if (y &lt; 10 &amp;&amp; x &gt; 4 &amp;&amp; x==y)</text:p>
      <text:p text:style-name="P6"><text:tab/><text:tab/><text:tab/>z = 5;</text:p>
      <text:p text:style-name="P6"><text:tab/><text:tab/>else </text:p>
      <text:p text:style-name="P6"><text:tab/><text:tab/><text:tab/>z = 1;</text:p>
      <text:p text:style-name="P6"><text:tab/><text:tab/>return 0;</text:p>
      <text:p text:style-name="P6"><text:tab/>}</text:p>
      <text:p text:style-name="P7"/>
      <text:p text:style-name="P7">1.3</text:p>
      <text:p text:style-name="P5">(a) <text:span text:style-name="T4">Algol introduced code blocks using 'begin' and 'end' and nested functions. Cobol appears to have very convoluted control flow and no ability to user-define functions or types. Basic appears to be very procedural and limited.</text:span></text:p>
      <text:p text:style-name="P5">(b)<text:span text:style-name="T3"> </text:span><text:span text:style-name="T4">Flon is simply putting the responsibility of writing good code on the programmer rather than the tool. </text:span></text:p>
      <text:p text:style-name="P6"/>
      <text:p text:style-name="P7">1.4</text:p>
      <text:p text:style-name="P6">In C, records can be returned from functions, but arrays cannot.</text:p>
      <text:p text:style-name="P6"/>
      <text:p text:style-name="P7"><text:soft-page-break/>1.10</text:p>
      <text:p text:style-name="P6"/>
      <table:table table:name="Table1" table:style-name="Table1">
        <table:table-column table:style-name="Table1.A" table:number-columns-repeated="3"/>
        <table:table-row>
          <table:table-cell table:style-name="Table1.A1" office:value-type="string">
            <text:p text:style-name="P8"/>
          </table:table-cell>
          <table:table-cell table:style-name="Table1.A1" office:value-type="string">
            <text:p text:style-name="P9">Haskell</text:p>
          </table:table-cell>
          <table:table-cell table:style-name="Table1.C1" office:value-type="string">
            <text:p text:style-name="P9">Python</text:p>
          </table:table-cell>
        </table:table-row>
        <table:table-row table:style-name="Table1.2">
          <table:table-cell table:style-name="Table1.A2" office:value-type="string">
            <text:p text:style-name="P8">Simplicity/readability</text:p>
          </table:table-cell>
          <table:table-cell table:style-name="Table1.A2" office:value-type="string">
            <text:p text:style-name="P8">Haskell is generally considered a difficult language, but for those who are proficient with it, it can be very readable, but it can also be easily obfuscated. It is very syntactically concise.</text:p>
          </table:table-cell>
          <table:table-cell table:style-name="Table1.C2" office:value-type="string">
            <text:p text:style-name="P8">Python emphasizes readability and simple grammar. It is widely known as a good first language to learn. </text:p>
          </table:table-cell>
        </table:table-row>
        <table:table-row>
          <table:table-cell table:style-name="Table1.A2" office:value-type="string">
            <text:p text:style-name="P8">Clarity about binding</text:p>
          </table:table-cell>
          <table:table-cell table:style-name="Table1.A2" office:value-type="string">
            <text:p text:style-name="P8">Haskell is strongly typed, and each function has a clear type path.</text:p>
          </table:table-cell>
          <table:table-cell table:style-name="Table1.C2" office:value-type="string">
            <text:p text:style-name="P8">Python is dynamically typed, so certain data types can be ambiguous.</text:p>
          </table:table-cell>
        </table:table-row>
        <table:table-row>
          <table:table-cell table:style-name="Table1.A2" office:value-type="string">
            <text:p text:style-name="P8">Reliability</text:p>
          </table:table-cell>
          <table:table-cell table:style-name="Table1.A2" office:value-type="string">
            <text:p text:style-name="P8">Haskell is generally considered very reliable.</text:p>
          </table:table-cell>
          <table:table-cell table:style-name="Table1.C2" office:value-type="string">
            <text:p text:style-name="P8">Python is also considered very reliable.</text:p>
          </table:table-cell>
        </table:table-row>
        <table:table-row>
          <table:table-cell table:style-name="Table1.A2" office:value-type="string">
            <text:p text:style-name="P8">Support</text:p>
          </table:table-cell>
          <table:table-cell table:style-name="Table1.A2" office:value-type="string">
            <text:p text:style-name="P8">Haskell has a large wiki with hundreds of examples, along with many third party tutorials</text:p>
          </table:table-cell>
          <table:table-cell table:style-name="Table1.C2" office:value-type="string">
            <text:p text:style-name="P8">Python has extensive documentation as well as countless third party tutorials.</text:p>
          </table:table-cell>
        </table:table-row>
        <table:table-row>
          <table:table-cell table:style-name="Table1.A2" office:value-type="string">
            <text:p text:style-name="P8">Abstraction</text:p>
          </table:table-cell>
          <table:table-cell table:style-name="Table1.A2" office:value-type="string">
            <text:p text:style-name="P8">Haskell is functional. It is an accurate implementation of lambda calculus</text:p>
          </table:table-cell>
          <table:table-cell table:style-name="Table1.C2" office:value-type="string">
            <text:p text:style-name="P8">Python is multi-paradigm; it can be OO, imperative, or even functional. </text:p>
          </table:table-cell>
        </table:table-row>
        <table:table-row>
          <table:table-cell table:style-name="Table1.A2" office:value-type="string">
            <text:p text:style-name="P8">Orthogonality</text:p>
          </table:table-cell>
          <table:table-cell table:style-name="Table1.A2" office:value-type="string">
            <text:p text:style-name="P8">Haskell is extremely orthogonal. It comes with type variables, type classes, and functions can be used as values</text:p>
          </table:table-cell>
          <table:table-cell table:style-name="Table1.C2" office:value-type="string">
            <text:p text:style-name="P8">Python is also very orthogonal. Arithmetic operators have meaning for all data types. </text:p>
          </table:table-cell>
        </table:table-row>
        <table:table-row>
          <table:table-cell table:style-name="Table1.A2" office:value-type="string">
            <text:p text:style-name="P8">Efficient implementation</text:p>
          </table:table-cell>
          <table:table-cell table:style-name="Table1.A2" office:value-type="string">
            <text:p text:style-name="P8">The GHCi interpreter has extensive optimization capabilities.</text:p>
          </table:table-cell>
          <table:table-cell table:style-name="Table1.C2" office:value-type="string">
            <text:p text:style-name="P8">Python has many extensions such as 'itertools' that increase efficiency, but generally put simplicity and readability over optimizatio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244in" style:type="right"/>
          <style:tab-stop style:position="6.9252in" style:type="right"/>
        </style:tab-stops>
      </style:paragraph-properties>
    </style:style>
    <style:style style:name="T1" style:family="text">
      <style:text-properties fo:font-size="20pt" style:font-size-asian="20pt" style:font-size-complex="2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text:span text:style-name="T1">Jay Bolton</text:span><text:tab/><text:span text:style-name="T1">October 4, 20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10-04T12:07:31</meta:creation-date>
    <dc:date>2010-10-04T15:22:31</dc:date>
    <meta:editing-cycles>9</meta:editing-cycles>
    <meta:editing-duration>PT1H1M0S</meta:editing-duration>
    <meta:user-defined meta:name="Info 1"/>
    <meta:user-defined meta:name="Info 2"/>
    <meta:user-defined meta:name="Info 3"/>
    <meta:user-defined meta:name="Info 4"/>
    <meta:document-statistic meta:table-count="1" meta:image-count="0" meta:object-count="0" meta:page-count="2" meta:paragraph-count="53" meta:word-count="514" meta:character-count="3266"/>
  </office:meta>
</office:document-meta>
</file>